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8pt" style:text-underline-style="none" fo:font-weight="bold" officeooo:rsid="0016f6bd" officeooo:paragraph-rsid="0016f6bd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style:font-name="Arial" fo:font-size="12pt" style:text-underline-style="none" fo:font-weight="normal" officeooo:rsid="0016f6bd" officeooo:paragraph-rsid="0016f6b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fo:font-weight="normal" officeooo:rsid="0016f6bd" officeooo:paragraph-rsid="0016f6bd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Arial" fo:font-size="12pt" style:text-underline-style="none" fo:font-weight="normal" officeooo:rsid="0017f055" officeooo:paragraph-rsid="0017f055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Arial" fo:font-size="12pt" style:text-underline-style="none" fo:font-weight="normal" officeooo:rsid="0018e980" officeooo:paragraph-rsid="0018e980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Arial" fo:font-size="12pt" style:text-underline-style="none" fo:font-weight="normal" officeooo:rsid="001bf4e6" officeooo:paragraph-rsid="001bf4e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fo:font-weight="normal" officeooo:rsid="001bf4e6" officeooo:paragraph-rsid="001bf4e6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Arial" fo:font-size="12pt" style:text-underline-style="none" fo:font-weight="normal" officeooo:rsid="001e1055" officeooo:paragraph-rsid="001e1055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Arial" fo:font-size="12pt" style:text-underline-style="none" fo:font-weight="normal" officeooo:rsid="001e1055" officeooo:paragraph-rsid="001f119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fo:font-weight="bold" officeooo:rsid="001e1055" officeooo:paragraph-rsid="001e1055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font-style="italic" style:text-underline-style="none" fo:font-weight="normal" officeooo:rsid="001e1055" officeooo:paragraph-rsid="001e1055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font-style="normal" style:text-underline-style="none" fo:font-weight="normal" officeooo:rsid="00239690" officeooo:paragraph-rsid="00239690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style:font-name="Arial" fo:font-size="14pt" fo:font-style="normal" style:text-underline-style="none" fo:font-weight="bold" officeooo:rsid="0016f6bd" officeooo:paragraph-rsid="001e1055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style:font-name="Arial" fo:font-size="14pt" fo:font-style="normal" style:text-underline-style="none" fo:font-weight="bold" officeooo:rsid="0017f055" officeooo:paragraph-rsid="001e1055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style:font-name="Arial" fo:font-size="14pt" fo:font-style="normal" style:text-underline-style="none" fo:font-weight="bold" officeooo:rsid="0018e980" officeooo:paragraph-rsid="001e1055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style:font-name="Arial" fo:font-size="14pt" fo:font-style="normal" style:text-underline-style="none" fo:font-weight="bold" officeooo:rsid="001bf4e6" officeooo:paragraph-rsid="001e1055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style:font-name="Arial" fo:font-size="14pt" style:text-underline-style="none" fo:font-weight="bold" officeooo:rsid="0021d24c" officeooo:paragraph-rsid="0021d24c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style:font-name="Arial" fo:font-size="14pt" style:text-underline-style="none" fo:font-weight="bold" officeooo:rsid="00239690" officeooo:paragraph-rsid="00239690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50%" fo:text-align="justify" style:justify-single-word="false" fo:break-before="page"/>
      <style:text-properties style:font-name="Arial" fo:font-size="14pt" style:text-underline-style="none" fo:font-weight="bold" officeooo:rsid="001e1055" officeooo:paragraph-rsid="001e1055" style:font-size-asian="12pt" style:font-weight-asian="bold" style:font-size-complex="12pt" style:font-weight-complex="bold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officeooo:paragraph-rsid="0021d24c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officeooo:rsid="00239690" officeooo:paragraph-rsid="0023969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officeooo:rsid="001bf4e6"/>
    </style:style>
    <style:style style:name="T4" style:family="text">
      <style:text-properties officeooo:rsid="0021d24c"/>
    </style:style>
    <style:style style:name="T5" style:family="text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Arial" fo:font-size="12pt" style:text-underline-style="none" fo:font-weight="normal" officeooo:rsid="00239690" style:font-size-asian="12pt" style:font-weight-asian="normal" style:font-size-complex="12pt" style:font-weight-complex="normal"/>
    </style:style>
    <style:style style:name="T7" style:family="text">
      <style:text-properties style:font-name="Arial" fo:font-size="14pt" style:text-underline-style="none" fo:font-weight="bold" officeooo:rsid="0021d24c" style:font-size-asian="12pt" style:font-weight-asian="bold" style:font-size-complex="12pt" style:font-weight-complex="bold"/>
    </style:style>
    <style:style style:name="T8" style:family="text">
      <style:text-properties style:font-name="Arial" fo:font-size="14pt" style:text-underline-style="none" fo:font-weight="normal" officeooo:rsid="0021d24c" style:font-size-asian="12pt" style:font-weight-asian="normal" style:font-size-complex="12pt" style:font-weight-complex="normal"/>
    </style:style>
    <style:style style:name="T9" style:family="text">
      <style:text-properties fo:font-size="12pt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 de datos JBlue.</text:p>
      <text:p text:style-name="P3">En este documento se encuentra la redacció<text:span text:style-name="T3">n </text:span>escrita de la base de datos así como el uso de cada tabla, el porque de algunos campos y su respectivo manejo.</text:p>
      <text:p text:style-name="P3"/>
      <text:p text:style-name="P10">Base de datos.</text:p>
      <text:p text:style-name="P7">A continuación se muestra la estructura de la base de datos con una breve descripción de cada tabla.</text:p>
      <text:list xml:id="list4136259593" text:style-name="L1">
        <text:list-item>
          <text:p text:style-name="P2"><text:span text:style-name="T2">JBlue </text:span>– Base de datos general.</text:p>
          <text:list>
            <text:list-item>
              <text:p text:style-name="P17">Tablas.</text:p>
              <text:list>
                <text:list-item>
                  <text:p text:style-name="P2"><text:span text:style-name="T2">Calles</text:span><text:span text:style-name="T1"> </text:span>– Tabla en la cual se almacenan todas las calles pertenecientes a la colonia en donde se utilice este software.</text:p>
                </text:list-item>
                <text:list-item>
                  <text:p text:style-name="P4"><text:span text:style-name="T2">Tomas </text:span>– Tabla que almacena el tipo de tomas, su costo y el costo de su recargo.</text:p>
                </text:list-item>
                <text:list-item>
                  <text:p text:style-name="P4"><text:span text:style-name="T2">Personal </text:span>– Tabla que almacena la información del personal encargado de utilizar y/o administrar el software.</text:p>
                </text:list-item>
                <text:list-item>
                  <text:p text:style-name="P5"><text:span text:style-name="T2">Movimientos</text:span> – Tabla que almacena los diferentes tipos de movimientos que pueden generarse y una descripción.</text:p>
                </text:list-item>
                <text:list-item>
                  <text:p text:style-name="P5"><text:span text:style-name="T2">Historial de Movimientos</text:span><text:span text:style-name="T1"> </text:span>– tabla que almacena todos los movimientos generados por el usuario.</text:p>
                </text:list-item>
                <text:list-item>
                  <text:p text:style-name="P6"><text:span text:style-name="T2">Usuario</text:span> – Tabla que almacena la información correspondiente de los usuarios <text:span text:style-name="T4">del servicio de agua potable</text:span>, nombre completo, calle, toma, etc.</text:p>
                </text:list-item>
                <text:list-item>
                  <text:p text:style-name="P18">Pagos<text:span text:style-name="T10"> – </text:span><text:span text:style-name="T9">Tabla que almacena los tipos de pagos que pueden generarse.</text:span></text:p>
                </text:list-item>
                <text:list-item>
                  <text:p text:style-name="P18">Historial de pagos<text:span text:style-name="T9"> – Tabla que almacena todos los pagos registrados por el personal.</text:span></text:p>
                </text:list-item>
              </text:list>
            </text:list-item>
            <text:list-item>
              <text:p text:style-name="P20"><text:span text:style-name="T7">Procedimientos Almacenados </text:span><text:span text:style-name="T8">–</text:span><text:span text:style-name="T6"> Los procedimientos almacenados son sentencia de búsqueda o <text:s/>funciones que se almacenan en la base de datos con el fin de agilizar o automatizar ciertos procesos, a continuación se presentan algunos procedimientos agregados a la base de datos para su correcto funcionamiento.</text:span></text:p>
              <text:list>
                <text:list-item>
                  <text:p text:style-name="P21"><text:span text:style-name="T6">P</text:span><text:span text:style-name="T5">ersonal</text:span></text:p>
                </text:list-item>
              </text:list>
            </text:list-item>
          </text:list>
        </text:list-item>
      </text:list>
      <text:p text:style-name="P19">Tablas.</text:p>
      <text:list xml:id="list51704603688202" text:continue-numbering="true" text:style-name="L1">
        <text:list-item>
          <text:p text:style-name="P13">Calles</text:p>
          <text:list>
            <text:list-item>
              <text:p text:style-name="P12">id</text:p>
            </text:list-item>
            <text:list-item>
              <text:p text:style-name="P11">nombre</text:p>
            </text:list-item>
            <text:list-item>
              <text:p text:style-name="P11">numero</text:p>
            </text:list-item>
          </text:list>
        </text:list-item>
        <text:list-item>
          <text:p text:style-name="P14">Tomas </text:p>
          <text:list>
            <text:list-item>
              <text:p text:style-name="P8">id</text:p>
            </text:list-item>
            <text:list-item>
              <text:p text:style-name="P8">tipo de toma</text:p>
            </text:list-item>
            <text:list-item>
              <text:p text:style-name="P8">precio</text:p>
            </text:list-item>
            <text:list-item>
              <text:p text:style-name="P8">recargo</text:p>
            </text:list-item>
          </text:list>
        </text:list-item>
        <text:list-item>
          <text:p text:style-name="P14">Personal</text:p>
          <text:list>
            <text:list-item>
              <text:p text:style-name="P8">id</text:p>
            </text:list-item>
            <text:list-item>
              <text:p text:style-name="P8">nombre</text:p>
            </text:list-item>
            <text:list-item>
              <text:p text:style-name="P8">apellidos</text:p>
            </text:list-item>
            <text:list-item>
              <text:p text:style-name="P8">cargo</text:p>
            </text:list-item>
            <text:list-item>
              <text:p text:style-name="P8">registro</text:p>
            </text:list-item>
          </text:list>
        </text:list-item>
        <text:list-item>
          <text:p text:style-name="P15">Movimientos</text:p>
          <text:list>
            <text:list-item>
              <text:p text:style-name="P9">id</text:p>
            </text:list-item>
            <text:list-item>
              <text:p text:style-name="P9">nombre</text:p>
            </text:list-item>
            <text:list-item>
              <text:p text:style-name="P9">apellidos</text:p>
            </text:list-item>
            <text:list-item>
              <text:p text:style-name="P9">cargo</text:p>
            </text:list-item>
          </text:list>
        </text:list-item>
        <text:list-item>
          <text:p text:style-name="P15">Historial de Movimientos</text:p>
          <text:list>
            <text:list-item>
              <text:p text:style-name="P9">id</text:p>
            </text:list-item>
            <text:list-item>
              <text:p text:style-name="P9">nombre</text:p>
            </text:list-item>
            <text:list-item>
              <text:p text:style-name="P9">apellidos</text:p>
            </text:list-item>
            <text:list-item>
              <text:p text:style-name="P9">cargo</text:p>
            </text:list-item>
          </text:list>
        </text:list-item>
        <text:list-item>
          <text:p text:style-name="P16">Usuario</text:p>
          <text:list>
            <text:list-item>
              <text:p text:style-name="P9">id</text:p>
            </text:list-item>
            <text:list-item>
              <text:p text:style-name="P9">nombre</text:p>
            </text:list-item>
            <text:list-item>
              <text:p text:style-name="P9">apellidos</text:p>
            </text:list-item>
            <text:list-item>
              <text:p text:style-name="P9">cargo<text:span text:style-name="T2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an Pablo Campos</meta:initial-creator>
    <meta:creation-date>2023-01-07T06:36:34.321062122</meta:creation-date>
    <dc:date>2023-03-15T05:17:03.132875523</dc:date>
    <dc:creator>Juan Pablo Campos</dc:creator>
    <meta:editing-duration>PT3H21M19S</meta:editing-duration>
    <meta:editing-cycles>10</meta:editing-cycles>
    <meta:generator>LibreOffice/7.5.2.1$Linux_X86_64 LibreOffice_project/e8bf3b441b8370f8440b0339fd9490765a8d57ca</meta:generator>
    <meta:document-statistic meta:table-count="0" meta:image-count="0" meta:object-count="0" meta:page-count="2" meta:paragraph-count="47" meta:word-count="305" meta:character-count="1682" meta:non-whitespace-character-count="1454"/>
  </office:meta>
</office:document-meta>
</file>